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solid" draw:fill-color="#ffffff" draw:auto-grow-height="true" draw:auto-grow-width="false" fo:max-height="0cm" fo:min-height="1.05cm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P3" style:family="paragraph">
      <style:paragraph-properties fo:text-align="center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4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  <style:text-properties fo:color="#00000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c23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bold" style:letter-kerning="true" style:font-family-asian="'Courier New'" style:font-family-generic-asian="modern" style:font-pitch-asian="fixed" style:font-size-asian="12pt" style:font-style-asian="normal" style:font-weight-asian="bold" style:font-family-complex="'Courier New'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ff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5.3cm" svg:x2="15cm" svg:y2="5.3cm">
          <text:p text:style-name="P2"><text:span text:style-name="T1"><text:s/></text:span></text:p>
        </draw:line>
        <draw:line draw:style-name="gr3" draw:text-style-name="P1" draw:layer="layout" svg:x1="2cm" svg:y1="10cm" svg:x2="15cm" svg:y2="10cm">
          <text:p text:style-name="P2"><text:span text:style-name="T1"><text:s/></text:span></text:p>
        </draw:line>
        <draw:line draw:style-name="gr4" draw:text-style-name="P3" draw:layer="layout" svg:x1="2cm" svg:y1="7cm" svg:x2="15cm" svg:y2="7cm">
          <text:p/>
        </draw:line>
        <draw:line draw:style-name="gr5" draw:text-style-name="P1" draw:layer="layout" svg:x1="15cm" svg:y1="11.8cm" svg:x2="26cm" svg:y2="11.8cm">
          <text:p/>
        </draw:line>
        <draw:line draw:style-name="gr4" draw:text-style-name="P3" draw:layer="layout" svg:x1="15cm" svg:y1="13.6cm" svg:x2="25.812cm" svg:y2="13.6cm">
          <text:p/>
        </draw:line>
        <draw:line draw:style-name="gr4" draw:text-style-name="P3" draw:layer="layout" svg:x1="2cm" svg:y1="14.2cm" svg:x2="15cm" svg:y2="14.2cm">
          <text:p/>
        </draw:line>
        <draw:line draw:style-name="gr5" draw:text-style-name="P1" draw:layer="layout" svg:x1="2cm" svg:y1="16.6cm" svg:x2="15cm" svg:y2="16.6cm">
          <text:p/>
        </draw:line>
        <draw:frame draw:style-name="gr6" draw:text-style-name="P4" draw:layer="layout" svg:width="9.5cm" svg:height="0.997cm" svg:x="3cm" svg:y="4.803cm">
          <draw:text-box>
            <text:p text:style-name="P2"><text:span text:style-name="T1">PEI-Switch to Data Link Layer</text:span></text:p>
            <text:p text:style-name="P2"><text:span text:style-name="T1">68 08 08 68 53 A9 00 18 34 56 78 0A 20 16</text:span></text:p>
          </draw:text-box>
        </draw:frame>
        <draw:frame draw:style-name="gr6" draw:text-style-name="P4" draw:layer="layout" svg:width="2.5cm" svg:height="0.997cm" svg:x="7cm" svg:y="6.7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7" draw:text-style-name="P4" draw:layer="layout" svg:width="10cm" svg:height="1.37cm" svg:x="3cm" svg:y="9.7cm">
          <draw:text-box>
            <text:p><text:span text:style-name="T1">L_Data.req with T_Connect-PDU </text:span></text:p>
            <text:p><text:span text:style-name="T1">68 09 09 68 73 11 BC 11 01 33 07 60 80 XX 16</text:span></text:p>
            <text:p><text:span text:style-name="T1"><text:s text:c="18"/></text:span><text:span text:style-name="T2">90 00 00</text:span></text:p>
          </draw:text-box>
        </draw:frame>
        <draw:line draw:style-name="gr4" draw:text-style-name="P3" draw:layer="layout" svg:x1="2cm" svg:y1="11.5cm" svg:x2="15cm" svg:y2="11.5cm">
          <text:p/>
        </draw:line>
        <draw:frame draw:style-name="gr6" draw:text-style-name="P4" draw:layer="layout" svg:width="10cm" svg:height="1.37cm" svg:x="3cm" svg:y="13.9cm">
          <draw:text-box>
            <text:p text:style-name="P2"><text:span text:style-name="T1">L_Data.con</text:span></text:p>
            <text:p text:style-name="P2"><text:span text:style-name="T1">68 09 09 68 D3 2e BC 11 01 33 07 60 80 XX 16</text:span></text:p>
            <text:p text:style-name="P2"><text:span text:style-name="T1"><text:s text:c="18"/></text:span><text:span text:style-name="T2">B0</text:span></text:p>
          </draw:text-box>
        </draw:frame>
        <draw:frame draw:style-name="gr6" draw:text-style-name="P4" draw:layer="layout" svg:width="5.5cm" svg:height="1.37cm" svg:x="17.5cm" svg:y="11.403cm">
          <draw:text-box>
            <text:p><text:span text:style-name="T1">T_Connect-PDU</text:span></text:p>
            <text:p><text:span text:style-name="T1">90 00 00 33 07 60 80 XX</text:span></text:p>
            <text:p><text:span text:style-name="T1"><text:s text:c="3"/></text:span><text:span text:style-name="T2">11 01</text:span></text:p>
          </draw:text-box>
        </draw:frame>
        <draw:frame draw:style-name="gr6" draw:text-style-name="P4" draw:layer="layout" svg:width="2.5cm" svg:height="0.997cm" svg:x="7cm" svg:y="11.0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cm" svg:y="16.1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6" draw:layer="layout" svg:width="9.5cm" svg:height="0.734cm" svg:x="10cm" svg:y="3.5cm">
          <draw:text-box>
            <text:p text:style-name="P5"><text:span text:style-name="T3">PEI-Switch</text:span></text:p>
          </draw:text-box>
        </draw:frame>
        <draw:frame draw:style-name="gr6" draw:text-style-name="P6" draw:layer="layout" svg:width="9.5cm" svg:height="0.734cm" svg:x="10cm" svg:y="8.266cm">
          <draw:text-box>
            <text:p text:style-name="P5"><text:span text:style-name="T3">Open Daten Connection</text:span></text:p>
          </draw:text-box>
        </draw:frame>
        <draw:line draw:style-name="gr8" draw:text-style-name="P1" draw:layer="layout" svg:x1="0.5cm" svg:y1="9cm" svg:x2="26.5cm" svg:y2="9cm">
          <text:p/>
        </draw:line>
        <draw:frame draw:style-name="gr6" draw:text-style-name="P6" draw:layer="layout" svg:width="9.5cm" svg:height="0.734cm" svg:x="10cm" svg:y="3.5cm">
          <draw:text-box>
            <text:p text:style-name="P5"><text:span text:style-name="T3">PEI-Switch</text:span></text:p>
          </draw:text-box>
        </draw:frame>
        <draw:frame draw:style-name="gr6" draw:text-style-name="P6" draw:layer="layout" svg:width="9.5cm" svg:height="0.734cm" svg:x="10cm" svg:y="3.5cm">
          <draw:text-box>
            <text:p text:style-name="P5"><text:span text:style-name="T3">PEI-Switch</text:span></text:p>
          </draw:text-box>
        </draw:frame>
        <draw:frame draw:style-name="gr6" draw:text-style-name="P6" draw:layer="layout" svg:width="9.5cm" svg:height="0.734cm" svg:x="10cm" svg:y="3.4cm">
          <draw:text-box>
            <text:p text:style-name="P5"><text:span text:style-name="T3">PEI-Switch</text:span></text:p>
          </draw:text-box>
        </draw:frame>
        <draw:line draw:style-name="gr8" draw:text-style-name="P1" draw:layer="layout" svg:x1="0.7cm" svg:y1="4cm" svg:x2="26.7cm" svg:y2="4cm">
          <text:p/>
        </draw:line>
        <draw:frame draw:style-name="gr6" draw:text-style-name="P4" draw:layer="layout" svg:width="5cm" svg:height="0.997cm" svg:x="17.5cm" svg:y="13.103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4.7cm" svg:x2="15cm" svg:y2="4.7cm">
          <text:p text:style-name="P2"><text:span text:style-name="T1"><text:s/></text:span></text:p>
        </draw:line>
        <draw:line draw:style-name="gr5" draw:text-style-name="P1" draw:layer="layout" svg:x1="15cm" svg:y1="6.4cm" svg:x2="26cm" svg:y2="6.4cm">
          <text:p/>
        </draw:line>
        <draw:line draw:style-name="gr4" draw:text-style-name="P3" draw:layer="layout" svg:x1="15cm" svg:y1="7.3cm" svg:x2="25.812cm" svg:y2="7.3cm">
          <text:p/>
        </draw:line>
        <draw:line draw:style-name="gr4" draw:text-style-name="P3" draw:layer="layout" svg:x1="2cm" svg:y1="7.638cm" svg:x2="15cm" svg:y2="7.638cm">
          <text:p/>
        </draw:line>
        <draw:line draw:style-name="gr5" draw:text-style-name="P1" draw:layer="layout" svg:x1="2cm" svg:y1="8.8cm" svg:x2="15cm" svg:y2="8.8cm">
          <text:p/>
        </draw:line>
        <draw:frame draw:style-name="gr6" draw:text-style-name="P4" draw:layer="layout" svg:width="10.5cm" svg:height="0.997cm" svg:x="3cm" svg:y="4.4cm">
          <draw:text-box>
            <text:p text:style-name="P2"><text:span text:style-name="T1">L_Data.req with A_DeviceDescriptor_Read-PDU</text:span></text:p>
            <text:p text:style-name="P2"><text:span text:style-name="T1">68 0A 0A 68 53 11 </text:span><text:span text:style-name="T4">90 00 00 33 07 61 43 00</text:span><text:span text:style-name="T1"> D2 16</text:span></text:p>
          </draw:text-box>
        </draw:frame>
        <draw:line draw:style-name="gr4" draw:text-style-name="P3" draw:layer="layout" svg:x1="2cm" svg:y1="13.7cm" svg:x2="15cm" svg:y2="13.7cm">
          <text:p/>
        </draw:line>
        <draw:frame draw:style-name="gr6" draw:text-style-name="P4" draw:layer="layout" svg:width="10.5cm" svg:height="0.997cm" svg:x="3cm" svg:y="7.2cm">
          <draw:text-box>
            <text:p text:style-name="P2"><text:span text:style-name="T1">L_Data.con with A_DeviceDescriptor_Read-PDU</text:span></text:p>
            <text:p text:style-name="P2"><text:span text:style-name="T1">68 0A 0A 68 F3 2E B0 11 01 33 07 61 43 00 XX 16</text:span></text:p>
          </draw:text-box>
        </draw:frame>
        <draw:frame draw:style-name="gr6" draw:text-style-name="P4" draw:layer="layout" svg:width="7cm" svg:height="0.997cm" svg:x="16.9cm" svg:y="5.9cm">
          <draw:text-box>
            <text:p text:style-name="P2"><text:span text:style-name="T1">A_DeviceDescriptor_Read-PDU</text:span></text:p>
            <text:p text:style-name="P2"><text:span text:style-name="T4">B0 11 01 33 07 61 43 00</text:span><text:span text:style-name="T1"> XX</text:span></text:p>
          </draw:text-box>
        </draw:frame>
        <draw:frame draw:style-name="gr6" draw:text-style-name="P4" draw:layer="layout" svg:width="5cm" svg:height="0.997cm" svg:x="17cm" svg:y="6.8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4" draw:text-style-name="P3" draw:layer="layout" svg:x1="2cm" svg:y1="10.2cm" svg:x2="15cm" svg:y2="10.2cm">
          <text:p/>
        </draw:line>
        <draw:line draw:style-name="gr5" draw:text-style-name="P1" draw:layer="layout" svg:x1="2cm" svg:y1="11.9cm" svg:x2="15cm" svg:y2="11.9cm">
          <text:p/>
        </draw:line>
        <draw:frame draw:style-name="gr6" draw:text-style-name="P4" draw:layer="layout" svg:width="10.5cm" svg:height="0.997cm" svg:x="3cm" svg:y="9.7cm">
          <draw:text-box>
            <text:p text:style-name="P2"><text:span text:style-name="T1">L_Data.ind with T_ACK-PDU</text:span></text:p>
            <text:p text:style-name="P2"><text:span text:style-name="T1">68 09 09 68 D3 29 </text:span><text:span text:style-name="T4">B0 33 07 11 01 60 C2</text:span><text:span text:style-name="T1"> E8 16</text:span></text:p>
          </draw:text-box>
        </draw:frame>
        <draw:line draw:style-name="gr4" draw:text-style-name="P3" draw:layer="layout" svg:x1="15cm" svg:y1="13.427cm" svg:x2="25.812cm" svg:y2="13.427cm">
          <text:p/>
        </draw:line>
        <draw:frame draw:style-name="gr6" draw:text-style-name="P4" draw:layer="layout" svg:width="12cm" svg:height="0.997cm" svg:x="2.5cm" svg:y="13.4cm">
          <draw:text-box>
            <text:p text:style-name="P2"><text:span text:style-name="T1">L_Data.ind with A_DeviceDescriptor_Response-PDU</text:span></text:p>
            <text:p text:style-name="P2"><text:span text:style-name="T1">68 0C 0C 68 F3 29 </text:span><text:span text:style-name="T4">90 33 07 11 01 63 43 40 00 12</text:span><text:span text:style-name="T1"> XX 16 </text:span></text:p>
          </draw:text-box>
        </draw:frame>
        <draw:frame draw:style-name="gr6" draw:text-style-name="P4" draw:layer="layout" svg:width="7.5cm" svg:height="0.997cm" svg:x="16.565cm" svg:y="12.668cm">
          <draw:text-box>
            <text:p text:style-name="P2"><text:span text:style-name="T1">A_DeviceDescriptor_Response-PDU</text:span></text:p>
            <text:p text:style-name="P2"><text:span text:style-name="T4">90 33 07 11 01 63 43 40 00 12</text:span><text:span text:style-name="T1"> XX</text:span></text:p>
          </draw:text-box>
        </draw:frame>
        <draw:frame draw:style-name="gr6" draw:text-style-name="P6" draw:layer="layout" svg:width="9.5cm" svg:height="0.734cm" svg:x="10.5cm" svg:y="3.5cm">
          <draw:text-box>
            <text:p text:style-name="P5"><text:span text:style-name="T3">Device Descriptor Read</text:span></text:p>
          </draw:text-box>
        </draw:frame>
        <draw:line draw:style-name="gr8" draw:text-style-name="P1" draw:layer="layout" svg:x1="0cm" svg:y1="4cm" svg:x2="26cm" svg:y2="4cm">
          <text:p/>
        </draw:line>
        <draw:frame draw:style-name="gr6" draw:text-style-name="P4" draw:layer="layout" svg:width="2.5cm" svg:height="0.997cm" svg:x="7cm" svg:y="5.601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8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11.5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8.304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5" draw:text-style-name="P1" draw:layer="layout" svg:x1="2cm" svg:y1="15.397cm" svg:x2="15cm" svg:y2="15.397cm">
          <text:p/>
        </draw:line>
        <draw:frame draw:style-name="gr6" draw:text-style-name="P4" draw:layer="layout" svg:width="2.5cm" svg:height="0.997cm" svg:x="7.5cm" svg:y="14.9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2cm" svg:y1="6.1cm" svg:x2="15cm" svg:y2="6.1cm">
          <text:p/>
        </draw:line>
        <draw:line draw:style-name="gr5" draw:text-style-name="P1" draw:layer="layout" svg:x1="15cm" svg:y1="14.4cm" svg:x2="26cm" svg:y2="14.4cm">
          <text:p/>
        </draw:line>
        <draw:frame draw:style-name="gr6" draw:text-style-name="P4" draw:layer="layout" svg:width="5cm" svg:height="0.997cm" svg:x="17cm" svg:y="13.9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4" draw:text-style-name="P3" draw:layer="layout" svg:x1="15cm" svg:y1="9.824cm" svg:x2="25.812cm" svg:y2="9.824cm">
          <text:p/>
        </draw:line>
        <draw:frame draw:style-name="gr6" draw:text-style-name="P4" draw:layer="layout" svg:width="5.5cm" svg:height="0.997cm" svg:x="17cm" svg:y="9.5cm">
          <draw:text-box>
            <text:p text:style-name="P2"><text:span text:style-name="T1">Transport ACK</text:span></text:p>
            <text:p text:style-name="P2"><text:span text:style-name="T4">B0 33 07 11 01 60 C2</text:span><text:span text:style-name="T1"> XX</text:span></text:p>
          </draw:text-box>
        </draw:frame>
        <draw:line draw:style-name="gr5" draw:text-style-name="P1" draw:layer="layout" svg:x1="15cm" svg:y1="11.397cm" svg:x2="26cm" svg:y2="11.397cm">
          <text:p/>
        </draw:line>
        <draw:frame draw:style-name="gr6" draw:text-style-name="P4" draw:layer="layout" svg:width="5cm" svg:height="0.997cm" svg:x="17cm" svg:y="10.897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draw:line draw:style-name="gr3" draw:text-style-name="P1" draw:layer="layout" svg:x1="2cm" svg:y1="16.4cm" svg:x2="15cm" svg:y2="16.4cm">
          <text:p text:style-name="P2"><text:span text:style-name="T1"><text:s/></text:span></text:p>
        </draw:line>
        <draw:line draw:style-name="gr5" draw:text-style-name="P1" draw:layer="layout" svg:x1="15cm" svg:y1="17.8cm" svg:x2="26cm" svg:y2="17.8cm">
          <text:p/>
        </draw:line>
        <draw:line draw:style-name="gr4" draw:text-style-name="P3" draw:layer="layout" svg:x1="15cm" svg:y1="18.7cm" svg:x2="25.812cm" svg:y2="18.7cm">
          <text:p/>
        </draw:line>
        <draw:frame draw:style-name="gr6" draw:text-style-name="P4" draw:layer="layout" svg:width="10.5cm" svg:height="0.997cm" svg:x="3cm" svg:y="16.1cm">
          <draw:text-box>
            <text:p text:style-name="P2"><text:span text:style-name="T1">L_Data.req with A_DeviceDescriptor_Read-PDU</text:span></text:p>
            <text:p text:style-name="P2"><text:span text:style-name="T1">68 09 09 68 53 11 </text:span><text:span text:style-name="T4">90 00 00 33 07 60 C2</text:span><text:span text:style-name="T1"> 50 16</text:span></text:p>
          </draw:text-box>
        </draw:frame>
        <draw:frame draw:style-name="gr6" draw:text-style-name="P4" draw:layer="layout" svg:width="7cm" svg:height="0.997cm" svg:x="16.9cm" svg:y="17.6cm">
          <draw:text-box>
            <text:p text:style-name="P2"><text:span text:style-name="T1">Transport ACK</text:span></text:p>
            <text:p text:style-name="P2"><text:span text:style-name="T4">BC 11 11 33 07 60 C2</text:span><text:span text:style-name="T1"> xx</text:span></text:p>
          </draw:text-box>
        </draw:frame>
        <draw:frame draw:style-name="gr6" draw:text-style-name="P4" draw:layer="layout" svg:width="2.5cm" svg:height="0.997cm" svg:x="7cm" svg:y="17.101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2cm" svg:y1="17.6cm" svg:x2="15cm" svg:y2="17.6cm">
          <text:p/>
        </draw:line>
        <draw:line draw:style-name="gr4" draw:text-style-name="P3" draw:layer="layout" svg:x1="2cm" svg:y1="18.938cm" svg:x2="15cm" svg:y2="18.938cm">
          <text:p/>
        </draw:line>
        <draw:line draw:style-name="gr5" draw:text-style-name="P1" draw:layer="layout" svg:x1="2cm" svg:y1="20.1cm" svg:x2="15cm" svg:y2="20.1cm">
          <text:p/>
        </draw:line>
        <draw:frame draw:style-name="gr6" draw:text-style-name="P4" draw:layer="layout" svg:width="10.5cm" svg:height="0.997cm" svg:x="3cm" svg:y="18.5cm">
          <draw:text-box>
            <text:p text:style-name="P2"><text:span text:style-name="T1">L_Data.con with T_ACK-PDU</text:span></text:p>
            <text:p text:style-name="P2"><text:span text:style-name="T1">68 09 09 68 F3 2E B0 11 01 33 07 60 C2 3F 16</text:span></text:p>
          </draw:text-box>
        </draw:frame>
        <draw:frame draw:style-name="gr6" draw:text-style-name="P4" draw:layer="layout" svg:width="2.5cm" svg:height="0.997cm" svg:x="7.5cm" svg:y="19.6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.5cm" svg:y="19.604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5cm" svg:height="0.997cm" svg:x="17.5cm" svg:y="18.5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rect draw:style-name="gr1" draw:text-style-name="P1" draw:layer="layout" svg:width="3.5cm" svg:height="1.5cm" svg:x="0.2cm" svg:y="1.5cm">
          <text:p text:style-name="P1">FTS</text:p>
        </draw:rect>
        <draw:rect draw:style-name="gr1" draw:text-style-name="P1" draw:layer="layout" svg:width="4.5cm" svg:height="1.5cm" svg:x="12.8cm" svg:y="1.5cm">
          <text:p text:style-name="P1">FT12</text:p>
          <text:p text:style-name="P1">Bus Interface</text:p>
        </draw:rect>
        <draw:rect draw:style-name="gr1" draw:text-style-name="P1" draw:layer="layout" svg:width="3.5cm" svg:height="1.5cm" svg:x="23.9cm" svg:y="1.5cm">
          <text:p text:style-name="P1">Remote </text:p>
          <text:p text:style-name="P1">Device</text:p>
        </draw:rect>
        <draw:line draw:style-name="gr2" draw:text-style-name="P1" draw:layer="layout" svg:x1="2cm" svg:y1="3cm" svg:x2="2cm" svg:y2="19.5cm">
          <text:p/>
        </draw:line>
        <draw:line draw:style-name="gr2" draw:text-style-name="P1" draw:layer="layout" svg:x1="15cm" svg:y1="3cm" svg:x2="15cm" svg:y2="19.5cm">
          <text:p/>
        </draw:line>
        <draw:line draw:style-name="gr2" draw:text-style-name="P1" draw:layer="layout" svg:x1="25.9cm" svg:y1="3cm" svg:x2="25.9cm" svg:y2="19.5cm">
          <text:p/>
        </draw:line>
        <draw:line draw:style-name="gr3" draw:text-style-name="P1" draw:layer="layout" svg:x1="2cm" svg:y1="6.1cm" svg:x2="15cm" svg:y2="6.1cm">
          <text:p text:style-name="P2"><text:span text:style-name="T1"><text:s/></text:span></text:p>
        </draw:line>
        <draw:line draw:style-name="gr5" draw:text-style-name="P1" draw:layer="layout" svg:x1="15cm" svg:y1="7.8cm" svg:x2="26cm" svg:y2="7.8cm">
          <text:p/>
        </draw:line>
        <draw:line draw:style-name="gr4" draw:text-style-name="P3" draw:layer="layout" svg:x1="2cm" svg:y1="10.1cm" svg:x2="15cm" svg:y2="10.1cm">
          <text:p/>
        </draw:line>
        <draw:frame draw:style-name="gr6" draw:text-style-name="P4" draw:layer="layout" svg:width="10cm" svg:height="1.37cm" svg:x="3cm" svg:y="5.8cm">
          <draw:text-box>
            <text:p text:style-name="P2"><text:span text:style-name="T1">L_Data.req with T_Disconnect-PDU</text:span></text:p>
            <text:p text:style-name="P2"><text:span text:style-name="T1">68 09 09 68 73 11 BC 11 01 33 07 60 81 XX 16 </text:span></text:p>
            <text:p text:style-name="P2"><text:span text:style-name="T1"><text:s text:c="18"/></text:span><text:span text:style-name="T2">90 00 00</text:span></text:p>
          </draw:text-box>
        </draw:frame>
        <draw:line draw:style-name="gr4" draw:text-style-name="P3" draw:layer="layout" svg:x1="2cm" svg:y1="7.8cm" svg:x2="15cm" svg:y2="7.8cm">
          <text:p/>
        </draw:line>
        <draw:frame draw:style-name="gr6" draw:text-style-name="P4" draw:layer="layout" svg:width="10.5cm" svg:height="1.37cm" svg:x="3cm" svg:y="9.6cm">
          <draw:text-box>
            <text:p text:style-name="P2"><text:span text:style-name="T1">L_Data.ind with T_Disconnect-PDU</text:span></text:p>
            <text:p text:style-name="P2"><text:span text:style-name="T1">68 09 09 68 D3 2E 90 00 00 33 07 60 81 XX 16</text:span></text:p>
            <text:p text:style-name="P2"><text:span text:style-name="T1"><text:s text:c="18"/></text:span><text:span text:style-name="T2">B0 11 01</text:span></text:p>
          </draw:text-box>
        </draw:frame>
        <draw:frame draw:style-name="gr6" draw:text-style-name="P4" draw:layer="layout" svg:width="5.5cm" svg:height="1.37cm" svg:x="17.5cm" svg:y="7.5cm">
          <draw:text-box>
            <text:p text:style-name="P2"><text:span text:style-name="T1">T_Disconnect-PDU</text:span></text:p>
            <text:p text:style-name="P2"><text:span text:style-name="T1">BC 11 01 33 07 60 81 XX</text:span></text:p>
            <text:p text:style-name="P2"><text:span text:style-name="T2">90</text:span></text:p>
          </draw:text-box>
        </draw:frame>
        <draw:frame draw:style-name="gr6" draw:text-style-name="P6" draw:layer="layout" svg:width="9.5cm" svg:height="0.734cm" svg:x="10.5cm" svg:y="3.5cm">
          <draw:text-box>
            <text:p text:style-name="P5"><text:span text:style-name="T3">Close Connection</text:span></text:p>
          </draw:text-box>
        </draw:frame>
        <draw:line draw:style-name="gr8" draw:text-style-name="P1" draw:layer="layout" svg:x1="0cm" svg:y1="4cm" svg:x2="26cm" svg:y2="4cm">
          <text:p/>
        </draw:line>
        <draw:line draw:style-name="gr5" draw:text-style-name="P1" draw:layer="layout" svg:x1="2cm" svg:y1="11.697cm" svg:x2="15cm" svg:y2="11.697cm">
          <text:p/>
        </draw:line>
        <draw:frame draw:style-name="gr6" draw:text-style-name="P4" draw:layer="layout" svg:width="2.5cm" svg:height="0.997cm" svg:x="7.5cm" svg:y="11.2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frame draw:style-name="gr6" draw:text-style-name="P4" draw:layer="layout" svg:width="2.5cm" svg:height="0.997cm" svg:x="7cm" svg:y="7.303cm">
          <draw:text-box>
            <text:p text:style-name="P2"><text:span text:style-name="T1">FT 12 ACK</text:span></text:p>
            <text:p text:style-name="P2"><text:span text:style-name="T1">E5</text:span></text:p>
          </draw:text-box>
        </draw:frame>
        <draw:line draw:style-name="gr4" draw:text-style-name="P3" draw:layer="layout" svg:x1="15cm" svg:y1="9.5cm" svg:x2="25.812cm" svg:y2="9.5cm">
          <text:p/>
        </draw:line>
        <draw:frame draw:style-name="gr6" draw:text-style-name="P4" draw:layer="layout" svg:width="5cm" svg:height="0.997cm" svg:x="17cm" svg:y="9cm">
          <draw:text-box>
            <text:p><text:span text:style-name="T1">Acknowledge-Frame ACK</text:span></text:p>
            <text:p text:style-name="P2"><text:span text:style-name="T1">CC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18T07:14:23.15</meta:creation-date>
    <meta:editing-duration>PT07H19M42S</meta:editing-duration>
    <meta:editing-cycles>10</meta:editing-cycles>
    <dc:date>2010-04-30T18:33:41.67</dc:date>
    <meta:generator>OpenOffice.org/3.1$Win32 OpenOffice.org_project/310m19$Build-9420</meta:generator>
    <dc:creator>gfhf </dc:creator>
    <meta:document-statistic meta:object-count="126"/>
  </office:meta>
</office:document-meta>
</file>